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0e8ba" officeooo:paragraph-rsid="0020e8ba"/>
    </style:style>
    <style:style style:name="P2" style:family="paragraph" style:parent-style-name="Standard">
      <style:text-properties officeooo:rsid="00251ea1"/>
    </style:style>
    <style:style style:name="P3" style:family="paragraph" style:parent-style-name="Standard" style:list-style-name="L2">
      <style:text-properties officeooo:rsid="00216fb3" officeooo:paragraph-rsid="00281331"/>
    </style:style>
    <style:style style:name="P4" style:family="paragraph" style:parent-style-name="Standard">
      <style:text-properties officeooo:rsid="0023a47a" officeooo:paragraph-rsid="0020e8ba"/>
    </style:style>
    <style:style style:name="P5" style:family="paragraph" style:parent-style-name="Standard" style:list-style-name="L2">
      <style:text-properties officeooo:rsid="0029e9c3" officeooo:paragraph-rsid="0029e9c3"/>
    </style:style>
    <style:style style:name="P6" style:family="paragraph" style:parent-style-name="Standard">
      <style:text-properties officeooo:rsid="0029e9c3" officeooo:paragraph-rsid="0029e9c3"/>
    </style:style>
    <style:style style:name="P7" style:family="paragraph" style:parent-style-name="Standard" style:list-style-name="L3">
      <style:text-properties officeooo:rsid="0029e9c3" officeooo:paragraph-rsid="0029e9c3"/>
    </style:style>
    <style:style style:name="P8" style:family="paragraph" style:parent-style-name="Standard" style:list-style-name="L2">
      <style:text-properties officeooo:rsid="002abbc9" officeooo:paragraph-rsid="002abbc9"/>
    </style:style>
    <style:style style:name="P9" style:family="paragraph" style:parent-style-name="Standard" style:list-style-name="L3">
      <style:text-properties officeooo:rsid="002abbc9" officeooo:paragraph-rsid="002abbc9"/>
    </style:style>
    <style:style style:name="T1" style:family="text">
      <style:text-properties officeooo:rsid="0023a47a"/>
    </style:style>
    <style:style style:name="T2" style:family="text">
      <style:text-properties officeooo:rsid="00281331"/>
    </style:style>
    <style:style style:name="T3" style:family="text">
      <style:text-properties officeooo:rsid="0029e9c3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tability Items</text:p>
      <text:list xml:id="list2287491789" text:style-name="L3">
        <text:list-item>
          <text:p text:style-name="P7">GTK negative values warning message (Ubuntu).</text:p>
        </text:list-item>
        <text:list-item>
          <text:p text:style-name="P7">Crash on close <text:s/>(Windows).</text:p>
        </text:list-item>
        <text:list-item>
          <text:p text:style-name="P9">Fix conflict between fmt::format and spdlog.</text:p>
        </text:list-item>
        <text:list-item>
          <text:p text:style-name="P9">Continue enhancing/clarifying build instructions – test them multiple times from scratch.</text:p>
        </text:list-item>
        <text:list-item>
          <text:p text:style-name="P9"/>
        </text:list-item>
      </text:list>
      <text:p text:style-name="P2"/>
      <text:p text:style-name="P1">Enhancement Items</text:p>
      <text:list xml:id="list3838550581" text:style-name="L2">
        <text:list-item>
          <text:p text:style-name="P5">Packaging and installation.</text:p>
        </text:list-item>
        <text:list-item>
          <text:p text:style-name="P5">Binary distributions.</text:p>
        </text:list-item>
        <text:list-item>
          <text:p text:style-name="P8">Icon for all platforms.</text:p>
        </text:list-item>
        <text:list-item>
          <text:p text:style-name="P3">More display items...other <text:span text:style-name="T3">mode types</text:span>, <text:span text:style-name="T3">search,</text:span> cc, analyze, <text:span text:style-name="T3">discovery, etc.</text:span></text:p>
        </text:list-item>
        <text:list-item>
          <text:p text:style-name="P3"><text:span text:style-name="T2">M</text:span><text:span text:style-name="T1">ore controls like <text:s/>squelch, </text:span><text:span text:style-name="T3">application</text:span><text:span text:style-name="T1"> volume, </text:span><text:span text:style-name="T2">mute</text:span><text:span text:style-name="T1"> </text:span>et<text:span text:style-name="T2">c.</text:span></text:p>
        </text:list-item>
        <text:list-item>
          <text:p text:style-name="P5">More customization settings like colors, clock, fields, autostart, etc.</text:p>
        </text:list-item>
        <text:list-item>
          <text:p text:style-name="P5">Downloads of information from the scanner, like recordings, logs, etc.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1T10:26:53.718000000</dc:date>
    <meta:editing-duration>PT3H53M26S</meta:editing-duration>
    <meta:editing-cycles>10</meta:editing-cycles>
    <meta:generator>LibreOffice/7.3.2.2$Windows_X86_64 LibreOffice_project/49f2b1bff42cfccbd8f788c8dc32c1c309559be0</meta:generator>
    <meta:print-date>2023-02-02T09:12:15.691000000</meta:print-date>
    <meta:document-statistic meta:table-count="0" meta:image-count="0" meta:object-count="0" meta:page-count="1" meta:paragraph-count="14" meta:word-count="88" meta:character-count="605" meta:non-whitespace-character-count="539"/>
  </office:meta>
</office:document-meta>
</file>